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8.041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7.215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4.925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562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2.385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.412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4.676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2.665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5.836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3.541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3.384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.844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864cm" fo:padding-top="0cm" fo:padding-bottom="0cm" fo:padding-left="0cm" fo:padding-right="0cm"/>
    </style:style>
    <style:style style:name="gr14" style:family="graphic" style:parent-style-name="standard">
      <style:graphic-properties draw:stroke="none" draw:fill="solid" draw:fill-color="#000000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394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0.388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88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5.04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178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781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834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099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5.179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86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0.662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3.448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2.736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6.056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983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504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489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6.149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886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33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3.904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6.741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523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3.88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3.338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1.666cm" fo:min-width="17.71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4.82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1.111cm" fo:min-width="17.596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516cm" fo:min-width="8.265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1.111cm" fo:min-width="17.058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0.971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4.451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1.111cm" fo:min-width="17.363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9.561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1.111cm" fo:min-width="18.337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4.345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1.666cm" fo:min-width="17.215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9.531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3.058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6.88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3.262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8.583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0.494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4.536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3.346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3.592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927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7.533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3.202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6.648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3.008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36pt" style:font-size-asian="36pt" style:font-size-complex="36pt"/>
    </style:style>
    <style:style style:name="P3" style:family="paragraph">
      <loext:graphic-properties draw:fill="none"/>
      <style:text-properties fo:font-size="16pt" style:font-size-asian="16pt" style:font-size-complex="16pt"/>
    </style:style>
    <style:style style:name="P4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7" style:family="paragraph">
      <loext:graphic-properties draw:fill="none"/>
      <style:paragraph-properties fo:text-align="start" style:writing-mode="lr-tb"/>
      <style:text-properties fo:font-size="16pt" style:font-size-asian="16pt" style:font-size-complex="16pt"/>
    </style:style>
    <style:style style:name="T1" style:family="text">
      <style:text-properties fo:color="#000000" style:font-name="Arial1" fo:font-size="36pt" fo:font-weight="bold" style:font-size-asian="36pt" style:font-name-complex="Arial1" style:font-size-complex="36pt" style:font-weight-complex="bold"/>
    </style:style>
    <style:style style:name="T2" style:family="text">
      <style:text-properties fo:color="#000000" style:font-name="Arial1" fo:font-size="16pt" style:font-size-asian="16pt" style:font-name-complex="Arial1" style:font-size-complex="16pt"/>
    </style:style>
    <style:style style:name="T3" style:family="text">
      <style:text-properties fo:color="#000000" style:font-name="Arial1" fo:font-size="11.1000003814697pt" style:font-size-asian="11.1000003814697pt" style:font-name-complex="Arial1" style:font-size-complex="11.1000003814697pt"/>
    </style:style>
    <style:style style:name="T4" style:family="text">
      <style:text-properties fo:color="#000000" style:font-name="Calibri1" fo:font-size="11.1000003814697pt" style:font-size-asian="11.1000003814697pt" style:font-name-complex="Calibri1" style:font-size-complex="11.1000003814697pt"/>
    </style:style>
    <style:style style:name="T5" style:family="text">
      <style:text-properties fo:color="#000000" style:font-name="Arial1" fo:font-size="16pt" fo:font-weight="bold" style:font-size-asian="16pt" style:font-name-complex="Arial1" style:font-size-complex="16pt" style:font-weight-complex="bold"/>
    </style:style>
    <style:style style:name="T6" style:family="text">
      <style:text-properties fo:color="#000000" style:font-name="Arial1" fo:font-size="11.1000003814697pt" fo:font-weight="bold" style:font-size-asian="11.1000003814697pt" style:font-name-complex="Arial1" style:font-size-complex="11.1000003814697pt" style:font-weight-complex="bold"/>
    </style:style>
    <style:style style:name="T7" style:family="text">
      <style:text-properties fo:color="#000000" style:font-name="Arial1" fo:font-size="14.1000003814697pt" style:font-size-asian="14.1000003814697pt" style:font-name-complex="Arial1" style:font-size-complex="14.1000003814697pt"/>
    </style:style>
    <style:style style:name="T8" style:family="text">
      <style:text-properties fo:color="#000000" style:font-name="Arial1" fo:font-size="14.1000003814697pt" fo:font-weight="bold" style:font-size-asian="14.1000003814697pt" style:font-name-complex="Arial1" style:font-size-complex="14.100000381469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8.041cm" svg:height="1.423cm" svg:x="6.902cm" svg:y="2.543cm">
          <draw:text-box>
            <text:p text:style-name="P1"><text:span text:style-name="T1">Neuland </text:span></text:p>
          </draw:text-box>
        </draw:frame>
        <draw:frame draw:style-name="gr2" draw:text-style-name="P3" draw:layer="layout" svg:width="17.215cm" svg:height="0.628cm" svg:x="2.211cm" svg:y="4.825cm">
          <draw:text-box>
            <text:p text:style-name="P1"><text:span text:style-name="T2">Erstellung einer </text:span><text:span text:style-name="T2">grafischen </text:span><text:span text:style-name="T2">Anwendung zur </text:span><text:span text:style-name="T2">erstellung und </text:span><text:span text:style-name="T2">abfrage</text:span></text:p>
          </draw:text-box>
        </draw:frame>
        <draw:frame draw:style-name="gr3" draw:text-style-name="P3" draw:layer="layout" svg:width="14.925cm" svg:height="0.628cm" svg:x="3.358cm" svg:y="5.477cm">
          <draw:text-box>
            <text:p text:style-name="P1"><text:span text:style-name="T2">von Karteikarten</text:span></text:p>
          </draw:text-box>
        </draw:frame>
        <draw:frame draw:style-name="gr4" draw:text-style-name="P3" draw:layer="layout" svg:width="0.562cm" svg:height="0.628cm" svg:x="1.999cm" svg:y="7.395cm">
          <draw:text-box>
            <text:p text:style-name="P1"><text:span text:style-name="T2"><text:s/></text:span></text:p>
          </draw:text-box>
        </draw:frame>
        <draw:frame draw:style-name="gr4" draw:text-style-name="P3" draw:layer="layout" svg:width="0.562cm" svg:height="0.628cm" svg:x="1.999cm" svg:y="8.258cm">
          <draw:text-box>
            <text:p text:style-name="P1"><text:span text:style-name="T2"><text:s/></text:span></text:p>
          </draw:text-box>
        </draw:frame>
        <draw:frame draw:style-name="gr4" draw:text-style-name="P3" draw:layer="layout" svg:width="0.562cm" svg:height="0.628cm" svg:x="1.999cm" svg:y="9.119cm">
          <draw:text-box>
            <text:p text:style-name="P1"><text:span text:style-name="T2"><text:s/></text:span></text:p>
          </draw:text-box>
        </draw:frame>
        <draw:frame draw:style-name="gr4" draw:text-style-name="P3" draw:layer="layout" svg:width="0.562cm" svg:height="0.628cm" svg:x="1.999cm" svg:y="9.978cm">
          <draw:text-box>
            <text:p text:style-name="P1"><text:span text:style-name="T2"><text:s/></text:span></text:p>
          </draw:text-box>
        </draw:frame>
        <draw:frame draw:style-name="gr4" draw:text-style-name="P3" draw:layer="layout" svg:width="0.562cm" svg:height="0.628cm" svg:x="1.999cm" svg:y="10.838cm">
          <draw:text-box>
            <text:p text:style-name="P1"><text:span text:style-name="T2"><text:s/></text:span></text:p>
          </draw:text-box>
        </draw:frame>
        <draw:frame draw:style-name="gr4" draw:text-style-name="P3" draw:layer="layout" svg:width="0.562cm" svg:height="0.628cm" svg:x="1.999cm" svg:y="11.701cm">
          <draw:text-box>
            <text:p text:style-name="P1"><text:span text:style-name="T2"><text:s/></text:span></text:p>
          </draw:text-box>
        </draw:frame>
        <draw:frame draw:style-name="gr4" draw:text-style-name="P3" draw:layer="layout" svg:width="0.562cm" svg:height="0.628cm" svg:x="1.999cm" svg:y="12.561cm">
          <draw:text-box>
            <text:p text:style-name="P1"><text:span text:style-name="T2"><text:s/></text:span></text:p>
          </draw:text-box>
        </draw:frame>
        <draw:frame draw:style-name="gr4" draw:text-style-name="P3" draw:layer="layout" svg:width="0.562cm" svg:height="0.628cm" svg:x="1.999cm" svg:y="13.42cm">
          <draw:text-box>
            <text:p text:style-name="P1"><text:span text:style-name="T2"><text:s/></text:span></text:p>
          </draw:text-box>
        </draw:frame>
        <draw:frame draw:style-name="gr4" draw:text-style-name="P3" draw:layer="layout" svg:width="0.562cm" svg:height="0.628cm" svg:x="1.999cm" svg:y="14.283cm">
          <draw:text-box>
            <text:p text:style-name="P1"><text:span text:style-name="T2"><text:s/></text:span></text:p>
          </draw:text-box>
        </draw:frame>
        <draw:frame draw:style-name="gr4" draw:text-style-name="P3" draw:layer="layout" svg:width="0.562cm" svg:height="0.628cm" svg:x="1.999cm" svg:y="15.143cm">
          <draw:text-box>
            <text:p text:style-name="P1"><text:span text:style-name="T2"><text:s/></text:span></text:p>
          </draw:text-box>
        </draw:frame>
        <draw:frame draw:style-name="gr5" draw:text-style-name="P3" draw:layer="layout" svg:width="2.385cm" svg:height="0.628cm" svg:x="1.999cm" svg:y="16.003cm">
          <draw:text-box>
            <text:p text:style-name="P1"><text:span text:style-name="T2">Version: <text:s/></text:span></text:p>
          </draw:text-box>
        </draw:frame>
        <draw:frame draw:style-name="gr6" draw:text-style-name="P3" draw:layer="layout" svg:width="1.412cm" svg:height="0.628cm" svg:x="10.002cm" svg:y="16.003cm">
          <draw:text-box>
            <text:p text:style-name="P1"><text:span text:style-name="T2">0.1.0 </text:span></text:p>
          </draw:text-box>
        </draw:frame>
        <draw:frame draw:style-name="gr7" draw:text-style-name="P3" draw:layer="layout" svg:width="4.676cm" svg:height="0.628cm" svg:x="1.999cm" svg:y="16.867cm">
          <draw:text-box>
            <text:p text:style-name="P1"><text:span text:style-name="T2">Erstellungsdatum: </text:span></text:p>
          </draw:text-box>
        </draw:frame>
        <draw:frame draw:style-name="gr8" draw:text-style-name="P3" draw:layer="layout" svg:width="2.665cm" svg:height="0.628cm" svg:x="10.002cm" svg:y="16.867cm">
          <draw:text-box>
            <text:p text:style-name="P1"><text:span text:style-name="T2">8.4.2019 </text:span></text:p>
          </draw:text-box>
        </draw:frame>
        <draw:frame draw:style-name="gr9" draw:text-style-name="P3" draw:layer="layout" svg:width="5.836cm" svg:height="0.628cm" svg:x="2.057cm" svg:y="17.834cm">
          <draw:text-box>
            <text:p text:style-name="P1"><text:span text:style-name="T2">Projektleiter / </text:span><text:span text:style-name="T2">Ersteller: </text:span></text:p>
          </draw:text-box>
        </draw:frame>
        <draw:frame draw:style-name="gr10" draw:text-style-name="P3" draw:layer="layout" svg:width="3.541cm" svg:height="0.628cm" svg:x="10.06cm" svg:y="17.834cm">
          <draw:text-box>
            <text:p text:style-name="P1"><text:span text:style-name="T2">Jan Drögehoff</text:span></text:p>
          </draw:text-box>
        </draw:frame>
        <draw:frame draw:style-name="gr11" draw:text-style-name="P3" draw:layer="layout" svg:width="3.384cm" svg:height="0.628cm" svg:x="1.999cm" svg:y="20.732cm">
          <draw:text-box>
            <text:p text:style-name="P1"><text:span text:style-name="T2">Änderungen: </text:span></text:p>
          </draw:text-box>
        </draw:frame>
        <draw:frame draw:style-name="gr12" draw:text-style-name="P4" draw:layer="layout" svg:width="1.844cm" svg:height="0.442cm" svg:x="2.189cm" svg:y="22.24cm">
          <draw:text-box>
            <text:p text:style-name="P1"><text:span text:style-name="T3">8.4.2019 </text:span></text:p>
          </draw:text-box>
        </draw:frame>
        <draw:frame draw:style-name="gr13" draw:text-style-name="P4" draw:layer="layout" svg:width="2.864cm" svg:height="0.442cm" svg:x="4.552cm" svg:y="22.24cm">
          <draw:text-box>
            <text:p text:style-name="P1"><text:span text:style-name="T3">Erstellung 0.1.0 </text:span></text:p>
          </draw:text-box>
        </draw:frame>
        <draw:polygon draw:style-name="gr14" draw:text-style-name="P5" draw:layer="layout" svg:width="0.017cm" svg:height="0.017cm" svg:x="1.99cm" svg:y="22.004cm" svg:viewBox="0 0 18 18" draw:points="0,18 18,18 18,0 0,0">
          <text:p/>
        </draw:polygon>
        <draw:polygon draw:style-name="gr14" draw:text-style-name="P5" draw:layer="layout" svg:width="0.017cm" svg:height="0.017cm" svg:x="1.99cm" svg:y="22.004cm" svg:viewBox="0 0 18 18" draw:points="0,18 18,18 18,0 0,0">
          <text:p/>
        </draw:polygon>
        <draw:polygon draw:style-name="gr14" draw:text-style-name="P5" draw:layer="layout" svg:width="2.341cm" svg:height="0.017cm" svg:x="2.007cm" svg:y="22.004cm" svg:viewBox="0 0 2342 18" draw:points="0,18 2342,18 2342,0 0,0">
          <text:p/>
        </draw:polygon>
        <draw:polygon draw:style-name="gr14" draw:text-style-name="P5" draw:layer="layout" svg:width="0.017cm" svg:height="0.017cm" svg:x="4.348cm" svg:y="22.004cm" svg:viewBox="0 0 18 18" draw:points="0,18 18,18 18,0 0,0">
          <text:p/>
        </draw:polygon>
        <draw:polygon draw:style-name="gr14" draw:text-style-name="P5" draw:layer="layout" svg:width="11.699cm" svg:height="0.017cm" svg:x="4.365cm" svg:y="22.004cm" svg:viewBox="0 0 11700 18" draw:points="0,18 11700,18 11700,0 0,0">
          <text:p/>
        </draw:polygon>
        <draw:polygon draw:style-name="gr14" draw:text-style-name="P5" draw:layer="layout" svg:width="0.017cm" svg:height="0.017cm" svg:x="16.064cm" svg:y="22.004cm" svg:viewBox="0 0 18 18" draw:points="0,18 18,18 18,0 0,0">
          <text:p/>
        </draw:polygon>
        <draw:polygon draw:style-name="gr14" draw:text-style-name="P5" draw:layer="layout" svg:width="3.604cm" svg:height="0.017cm" svg:x="16.081cm" svg:y="22.004cm" svg:viewBox="0 0 3605 18" draw:points="0,18 3605,18 3605,0 0,0">
          <text:p/>
        </draw:polygon>
        <draw:polygon draw:style-name="gr14" draw:text-style-name="P5" draw:layer="layout" svg:width="0.016cm" svg:height="0.017cm" svg:x="19.685cm" svg:y="22.004cm" svg:viewBox="0 0 17 18" draw:points="0,18 17,18 17,0 0,0">
          <text:p/>
        </draw:polygon>
        <draw:polygon draw:style-name="gr14" draw:text-style-name="P5" draw:layer="layout" svg:width="0.016cm" svg:height="0.017cm" svg:x="19.685cm" svg:y="22.004cm" svg:viewBox="0 0 17 18" draw:points="0,18 17,18 17,0 0,0">
          <text:p/>
        </draw:polygon>
        <draw:polygon draw:style-name="gr14" draw:text-style-name="P5" draw:layer="layout" svg:width="0.017cm" svg:height="0.66cm" svg:x="1.99cm" svg:y="22.021cm" svg:viewBox="0 0 18 661" draw:points="0,661 18,661 18,0 0,0">
          <text:p/>
        </draw:polygon>
        <draw:polygon draw:style-name="gr14" draw:text-style-name="P5" draw:layer="layout" svg:width="0.017cm" svg:height="0.66cm" svg:x="4.348cm" svg:y="22.021cm" svg:viewBox="0 0 18 661" draw:points="0,661 18,661 18,0 0,0">
          <text:p/>
        </draw:polygon>
        <draw:polygon draw:style-name="gr14" draw:text-style-name="P5" draw:layer="layout" svg:width="0.017cm" svg:height="0.66cm" svg:x="16.064cm" svg:y="22.021cm" svg:viewBox="0 0 18 661" draw:points="0,661 18,661 18,0 0,0">
          <text:p/>
        </draw:polygon>
        <draw:polygon draw:style-name="gr14" draw:text-style-name="P5" draw:layer="layout" svg:width="0.016cm" svg:height="0.66cm" svg:x="19.685cm" svg:y="22.021cm" svg:viewBox="0 0 17 661" draw:points="0,661 17,661 17,0 0,0">
          <text:p/>
        </draw:polygon>
        <draw:frame draw:style-name="gr15" draw:text-style-name="P4" draw:layer="layout" svg:width="2.487cm" svg:height="0.442cm" svg:x="16.268cm" svg:y="22.24cm">
          <draw:text-box>
            <text:p text:style-name="P1"><text:span text:style-name="T3">Jan Drögehoff</text:span></text:p>
          </draw:text-box>
        </draw:frame>
        <draw:frame draw:style-name="gr16" draw:text-style-name="P4" draw:layer="layout" svg:width="0.388cm" svg:height="0.442cm" svg:x="2.189cm" svg:y="22.917cm">
          <draw:text-box>
            <text:p text:style-name="P1"><text:span text:style-name="T3"><text:s/></text:span></text:p>
          </draw:text-box>
        </draw:frame>
        <draw:frame draw:style-name="gr16" draw:text-style-name="P4" draw:layer="layout" svg:width="0.388cm" svg:height="0.442cm" svg:x="4.552cm" svg:y="22.917cm">
          <draw:text-box>
            <text:p text:style-name="P1"><text:span text:style-name="T3"><text:s/></text:span></text:p>
          </draw:text-box>
        </draw:frame>
        <draw:polygon draw:style-name="gr14" draw:text-style-name="P5" draw:layer="layout" svg:width="0.017cm" svg:height="0.017cm" svg:x="1.99cm" svg:y="22.681cm" svg:viewBox="0 0 18 18" draw:points="0,18 18,18 18,0 0,0">
          <text:p/>
        </draw:polygon>
        <draw:polygon draw:style-name="gr14" draw:text-style-name="P5" draw:layer="layout" svg:width="2.341cm" svg:height="0.017cm" svg:x="2.007cm" svg:y="22.681cm" svg:viewBox="0 0 2342 18" draw:points="0,18 2342,18 2342,0 0,0">
          <text:p/>
        </draw:polygon>
        <draw:polygon draw:style-name="gr14" draw:text-style-name="P5" draw:layer="layout" svg:width="0.017cm" svg:height="0.017cm" svg:x="4.348cm" svg:y="22.681cm" svg:viewBox="0 0 18 18" draw:points="0,18 18,18 18,0 0,0">
          <text:p/>
        </draw:polygon>
        <draw:polygon draw:style-name="gr14" draw:text-style-name="P5" draw:layer="layout" svg:width="11.699cm" svg:height="0.017cm" svg:x="4.365cm" svg:y="22.681cm" svg:viewBox="0 0 11700 18" draw:points="0,18 11700,18 11700,0 0,0">
          <text:p/>
        </draw:polygon>
        <draw:polygon draw:style-name="gr14" draw:text-style-name="P5" draw:layer="layout" svg:width="0.017cm" svg:height="0.017cm" svg:x="16.064cm" svg:y="22.681cm" svg:viewBox="0 0 18 18" draw:points="0,18 18,18 18,0 0,0">
          <text:p/>
        </draw:polygon>
        <draw:polygon draw:style-name="gr14" draw:text-style-name="P5" draw:layer="layout" svg:width="3.604cm" svg:height="0.017cm" svg:x="16.081cm" svg:y="22.681cm" svg:viewBox="0 0 3605 18" draw:points="0,18 3605,18 3605,0 0,0">
          <text:p/>
        </draw:polygon>
        <draw:polygon draw:style-name="gr14" draw:text-style-name="P5" draw:layer="layout" svg:width="0.016cm" svg:height="0.017cm" svg:x="19.685cm" svg:y="22.681cm" svg:viewBox="0 0 17 18" draw:points="0,18 17,18 17,0 0,0">
          <text:p/>
        </draw:polygon>
        <draw:polygon draw:style-name="gr14" draw:text-style-name="P5" draw:layer="layout" svg:width="0.017cm" svg:height="0.656cm" svg:x="1.99cm" svg:y="22.698cm" svg:viewBox="0 0 18 657" draw:points="0,657 18,657 18,0 0,0">
          <text:p/>
        </draw:polygon>
        <draw:polygon draw:style-name="gr14" draw:text-style-name="P5" draw:layer="layout" svg:width="0.017cm" svg:height="0.656cm" svg:x="4.348cm" svg:y="22.698cm" svg:viewBox="0 0 18 657" draw:points="0,657 18,657 18,0 0,0">
          <text:p/>
        </draw:polygon>
        <draw:polygon draw:style-name="gr14" draw:text-style-name="P5" draw:layer="layout" svg:width="0.017cm" svg:height="0.656cm" svg:x="16.064cm" svg:y="22.698cm" svg:viewBox="0 0 18 657" draw:points="0,657 18,657 18,0 0,0">
          <text:p/>
        </draw:polygon>
        <draw:polygon draw:style-name="gr14" draw:text-style-name="P5" draw:layer="layout" svg:width="0.016cm" svg:height="0.656cm" svg:x="19.685cm" svg:y="22.698cm" svg:viewBox="0 0 17 657" draw:points="0,657 17,657 17,0 0,0">
          <text:p/>
        </draw:polygon>
        <draw:frame draw:style-name="gr16" draw:text-style-name="P4" draw:layer="layout" svg:width="0.388cm" svg:height="0.442cm" svg:x="16.268cm" svg:y="22.917cm">
          <draw:text-box>
            <text:p text:style-name="P1"><text:span text:style-name="T3"><text:s/></text:span></text:p>
          </draw:text-box>
        </draw:frame>
        <draw:frame draw:style-name="gr16" draw:text-style-name="P4" draw:layer="layout" svg:width="0.388cm" svg:height="0.442cm" svg:x="2.189cm" svg:y="23.595cm">
          <draw:text-box>
            <text:p text:style-name="P1"><text:span text:style-name="T3"><text:s/></text:span></text:p>
          </draw:text-box>
        </draw:frame>
        <draw:frame draw:style-name="gr16" draw:text-style-name="P4" draw:layer="layout" svg:width="0.388cm" svg:height="0.442cm" svg:x="4.552cm" svg:y="23.595cm">
          <draw:text-box>
            <text:p text:style-name="P1"><text:span text:style-name="T3"><text:s/></text:span></text:p>
          </draw:text-box>
        </draw:frame>
        <draw:polygon draw:style-name="gr14" draw:text-style-name="P5" draw:layer="layout" svg:width="0.017cm" svg:height="0.017cm" svg:x="1.99cm" svg:y="23.354cm" svg:viewBox="0 0 18 18" draw:points="0,18 18,18 18,0 0,0">
          <text:p/>
        </draw:polygon>
        <draw:polygon draw:style-name="gr14" draw:text-style-name="P5" draw:layer="layout" svg:width="2.341cm" svg:height="0.017cm" svg:x="2.007cm" svg:y="23.354cm" svg:viewBox="0 0 2342 18" draw:points="0,18 2342,18 2342,0 0,0">
          <text:p/>
        </draw:polygon>
        <draw:polygon draw:style-name="gr14" draw:text-style-name="P5" draw:layer="layout" svg:width="0.017cm" svg:height="0.017cm" svg:x="4.348cm" svg:y="23.354cm" svg:viewBox="0 0 18 18" draw:points="0,18 18,18 18,0 0,0">
          <text:p/>
        </draw:polygon>
        <draw:polygon draw:style-name="gr14" draw:text-style-name="P5" draw:layer="layout" svg:width="11.699cm" svg:height="0.017cm" svg:x="4.365cm" svg:y="23.354cm" svg:viewBox="0 0 11700 18" draw:points="0,18 11700,18 11700,0 0,0">
          <text:p/>
        </draw:polygon>
        <draw:polygon draw:style-name="gr14" draw:text-style-name="P5" draw:layer="layout" svg:width="0.017cm" svg:height="0.017cm" svg:x="16.064cm" svg:y="23.354cm" svg:viewBox="0 0 18 18" draw:points="0,18 18,18 18,0 0,0">
          <text:p/>
        </draw:polygon>
        <draw:polygon draw:style-name="gr14" draw:text-style-name="P5" draw:layer="layout" svg:width="3.604cm" svg:height="0.017cm" svg:x="16.081cm" svg:y="23.354cm" svg:viewBox="0 0 3605 18" draw:points="0,18 3605,18 3605,0 0,0">
          <text:p/>
        </draw:polygon>
        <draw:polygon draw:style-name="gr14" draw:text-style-name="P5" draw:layer="layout" svg:width="0.016cm" svg:height="0.017cm" svg:x="19.685cm" svg:y="23.354cm" svg:viewBox="0 0 17 18" draw:points="0,18 17,18 17,0 0,0">
          <text:p/>
        </draw:polygon>
        <draw:polygon draw:style-name="gr14" draw:text-style-name="P5" draw:layer="layout" svg:width="0.017cm" svg:height="0.66cm" svg:x="1.99cm" svg:y="23.371cm" svg:viewBox="0 0 18 661" draw:points="0,661 18,661 18,0 0,0">
          <text:p/>
        </draw:polygon>
        <draw:polygon draw:style-name="gr14" draw:text-style-name="P5" draw:layer="layout" svg:width="0.017cm" svg:height="0.66cm" svg:x="4.348cm" svg:y="23.371cm" svg:viewBox="0 0 18 661" draw:points="0,661 18,661 18,0 0,0">
          <text:p/>
        </draw:polygon>
        <draw:polygon draw:style-name="gr14" draw:text-style-name="P5" draw:layer="layout" svg:width="0.017cm" svg:height="0.66cm" svg:x="16.064cm" svg:y="23.371cm" svg:viewBox="0 0 18 661" draw:points="0,661 18,661 18,0 0,0">
          <text:p/>
        </draw:polygon>
        <draw:polygon draw:style-name="gr14" draw:text-style-name="P5" draw:layer="layout" svg:width="0.016cm" svg:height="0.66cm" svg:x="19.685cm" svg:y="23.371cm" svg:viewBox="0 0 17 661" draw:points="0,661 17,661 17,0 0,0">
          <text:p/>
        </draw:polygon>
        <draw:frame draw:style-name="gr16" draw:text-style-name="P4" draw:layer="layout" svg:width="0.388cm" svg:height="0.442cm" svg:x="16.268cm" svg:y="23.595cm">
          <draw:text-box>
            <text:p text:style-name="P1"><text:span text:style-name="T3"><text:s/></text:span></text:p>
          </draw:text-box>
        </draw:frame>
        <draw:frame draw:style-name="gr16" draw:text-style-name="P4" draw:layer="layout" svg:width="0.388cm" svg:height="0.442cm" svg:x="2.189cm" svg:y="24.268cm">
          <draw:text-box>
            <text:p text:style-name="P1"><text:span text:style-name="T3"><text:s/></text:span></text:p>
          </draw:text-box>
        </draw:frame>
        <draw:frame draw:style-name="gr16" draw:text-style-name="P4" draw:layer="layout" svg:width="0.388cm" svg:height="0.442cm" svg:x="4.552cm" svg:y="24.268cm">
          <draw:text-box>
            <text:p text:style-name="P1"><text:span text:style-name="T3"><text:s/></text:span></text:p>
          </draw:text-box>
        </draw:frame>
        <draw:polygon draw:style-name="gr14" draw:text-style-name="P5" draw:layer="layout" svg:width="0.017cm" svg:height="0.017cm" svg:x="1.99cm" svg:y="24.031cm" svg:viewBox="0 0 18 18" draw:points="0,18 18,18 18,0 0,0">
          <text:p/>
        </draw:polygon>
        <draw:polygon draw:style-name="gr14" draw:text-style-name="P5" draw:layer="layout" svg:width="2.341cm" svg:height="0.017cm" svg:x="2.007cm" svg:y="24.031cm" svg:viewBox="0 0 2342 18" draw:points="0,18 2342,18 2342,0 0,0">
          <text:p/>
        </draw:polygon>
        <draw:polygon draw:style-name="gr14" draw:text-style-name="P5" draw:layer="layout" svg:width="0.017cm" svg:height="0.017cm" svg:x="4.348cm" svg:y="24.031cm" svg:viewBox="0 0 18 18" draw:points="0,18 18,18 18,0 0,0">
          <text:p/>
        </draw:polygon>
        <draw:polygon draw:style-name="gr14" draw:text-style-name="P5" draw:layer="layout" svg:width="11.699cm" svg:height="0.017cm" svg:x="4.365cm" svg:y="24.031cm" svg:viewBox="0 0 11700 18" draw:points="0,18 11700,18 11700,0 0,0">
          <text:p/>
        </draw:polygon>
        <draw:polygon draw:style-name="gr14" draw:text-style-name="P5" draw:layer="layout" svg:width="0.017cm" svg:height="0.017cm" svg:x="16.064cm" svg:y="24.031cm" svg:viewBox="0 0 18 18" draw:points="0,18 18,18 18,0 0,0">
          <text:p/>
        </draw:polygon>
        <draw:polygon draw:style-name="gr14" draw:text-style-name="P5" draw:layer="layout" svg:width="3.604cm" svg:height="0.017cm" svg:x="16.081cm" svg:y="24.031cm" svg:viewBox="0 0 3605 18" draw:points="0,18 3605,18 3605,0 0,0">
          <text:p/>
        </draw:polygon>
        <draw:polygon draw:style-name="gr14" draw:text-style-name="P5" draw:layer="layout" svg:width="0.016cm" svg:height="0.017cm" svg:x="19.685cm" svg:y="24.031cm" svg:viewBox="0 0 17 18" draw:points="0,18 17,18 17,0 0,0">
          <text:p/>
        </draw:polygon>
        <draw:polygon draw:style-name="gr14" draw:text-style-name="P5" draw:layer="layout" svg:width="0.017cm" svg:height="0.661cm" svg:x="1.99cm" svg:y="24.048cm" svg:viewBox="0 0 18 662" draw:points="0,662 18,662 18,0 0,0">
          <text:p/>
        </draw:polygon>
        <draw:polygon draw:style-name="gr14" draw:text-style-name="P5" draw:layer="layout" svg:width="0.017cm" svg:height="0.661cm" svg:x="4.348cm" svg:y="24.048cm" svg:viewBox="0 0 18 662" draw:points="0,662 18,662 18,0 0,0">
          <text:p/>
        </draw:polygon>
        <draw:polygon draw:style-name="gr14" draw:text-style-name="P5" draw:layer="layout" svg:width="0.017cm" svg:height="0.661cm" svg:x="16.064cm" svg:y="24.048cm" svg:viewBox="0 0 18 662" draw:points="0,662 18,662 18,0 0,0">
          <text:p/>
        </draw:polygon>
        <draw:polygon draw:style-name="gr14" draw:text-style-name="P5" draw:layer="layout" svg:width="0.016cm" svg:height="0.661cm" svg:x="19.685cm" svg:y="24.048cm" svg:viewBox="0 0 17 662" draw:points="0,662 17,662 17,0 0,0">
          <text:p/>
        </draw:polygon>
        <draw:frame draw:style-name="gr16" draw:text-style-name="P4" draw:layer="layout" svg:width="0.388cm" svg:height="0.442cm" svg:x="16.268cm" svg:y="24.268cm">
          <draw:text-box>
            <text:p text:style-name="P1"><text:span text:style-name="T3"><text:s/></text:span></text:p>
          </draw:text-box>
        </draw:frame>
        <draw:frame draw:style-name="gr16" draw:text-style-name="P4" draw:layer="layout" svg:width="0.388cm" svg:height="0.442cm" svg:x="2.189cm" svg:y="24.945cm">
          <draw:text-box>
            <text:p text:style-name="P1"><text:span text:style-name="T3"><text:s/></text:span></text:p>
          </draw:text-box>
        </draw:frame>
        <draw:frame draw:style-name="gr16" draw:text-style-name="P4" draw:layer="layout" svg:width="0.388cm" svg:height="0.442cm" svg:x="4.552cm" svg:y="24.945cm">
          <draw:text-box>
            <text:p text:style-name="P1"><text:span text:style-name="T3"><text:s/></text:span></text:p>
          </draw:text-box>
        </draw:frame>
        <draw:polygon draw:style-name="gr14" draw:text-style-name="P5" draw:layer="layout" svg:width="0.017cm" svg:height="0.017cm" svg:x="1.99cm" svg:y="24.709cm" svg:viewBox="0 0 18 18" draw:points="0,18 18,18 18,0 0,0">
          <text:p/>
        </draw:polygon>
        <draw:polygon draw:style-name="gr14" draw:text-style-name="P5" draw:layer="layout" svg:width="2.341cm" svg:height="0.017cm" svg:x="2.007cm" svg:y="24.709cm" svg:viewBox="0 0 2342 18" draw:points="0,18 2342,18 2342,0 0,0">
          <text:p/>
        </draw:polygon>
        <draw:polygon draw:style-name="gr14" draw:text-style-name="P5" draw:layer="layout" svg:width="0.017cm" svg:height="0.017cm" svg:x="4.348cm" svg:y="24.709cm" svg:viewBox="0 0 18 18" draw:points="0,18 18,18 18,0 0,0">
          <text:p/>
        </draw:polygon>
        <draw:polygon draw:style-name="gr14" draw:text-style-name="P5" draw:layer="layout" svg:width="11.699cm" svg:height="0.017cm" svg:x="4.365cm" svg:y="24.709cm" svg:viewBox="0 0 11700 18" draw:points="0,18 11700,18 11700,0 0,0">
          <text:p/>
        </draw:polygon>
        <draw:polygon draw:style-name="gr14" draw:text-style-name="P5" draw:layer="layout" svg:width="0.017cm" svg:height="0.017cm" svg:x="16.064cm" svg:y="24.709cm" svg:viewBox="0 0 18 18" draw:points="0,18 18,18 18,0 0,0">
          <text:p/>
        </draw:polygon>
        <draw:polygon draw:style-name="gr14" draw:text-style-name="P5" draw:layer="layout" svg:width="3.604cm" svg:height="0.017cm" svg:x="16.081cm" svg:y="24.709cm" svg:viewBox="0 0 3605 18" draw:points="0,18 3605,18 3605,0 0,0">
          <text:p/>
        </draw:polygon>
        <draw:polygon draw:style-name="gr14" draw:text-style-name="P5" draw:layer="layout" svg:width="0.016cm" svg:height="0.017cm" svg:x="19.685cm" svg:y="24.709cm" svg:viewBox="0 0 17 18" draw:points="0,18 17,18 17,0 0,0">
          <text:p/>
        </draw:polygon>
        <draw:polygon draw:style-name="gr14" draw:text-style-name="P5" draw:layer="layout" svg:width="0.017cm" svg:height="0.656cm" svg:x="1.99cm" svg:y="24.726cm" svg:viewBox="0 0 18 657" draw:points="0,657 18,657 18,0 0,0">
          <text:p/>
        </draw:polygon>
        <draw:polygon draw:style-name="gr14" draw:text-style-name="P5" draw:layer="layout" svg:width="0.017cm" svg:height="0.017cm" svg:x="1.99cm" svg:y="25.382cm" svg:viewBox="0 0 18 18" draw:points="0,18 18,18 18,0 0,0">
          <text:p/>
        </draw:polygon>
        <draw:polygon draw:style-name="gr14" draw:text-style-name="P5" draw:layer="layout" svg:width="0.017cm" svg:height="0.017cm" svg:x="1.99cm" svg:y="25.382cm" svg:viewBox="0 0 18 18" draw:points="0,18 18,18 18,0 0,0">
          <text:p/>
        </draw:polygon>
        <draw:polygon draw:style-name="gr14" draw:text-style-name="P5" draw:layer="layout" svg:width="2.341cm" svg:height="0.017cm" svg:x="2.007cm" svg:y="25.382cm" svg:viewBox="0 0 2342 18" draw:points="0,18 2342,18 2342,0 0,0">
          <text:p/>
        </draw:polygon>
        <draw:polygon draw:style-name="gr14" draw:text-style-name="P5" draw:layer="layout" svg:width="0.017cm" svg:height="0.656cm" svg:x="4.348cm" svg:y="24.726cm" svg:viewBox="0 0 18 657" draw:points="0,657 18,657 18,0 0,0">
          <text:p/>
        </draw:polygon>
        <draw:polygon draw:style-name="gr14" draw:text-style-name="P5" draw:layer="layout" svg:width="0.017cm" svg:height="0.017cm" svg:x="4.348cm" svg:y="25.382cm" svg:viewBox="0 0 18 18" draw:points="0,18 18,18 18,0 0,0">
          <text:p/>
        </draw:polygon>
        <draw:polygon draw:style-name="gr14" draw:text-style-name="P5" draw:layer="layout" svg:width="11.699cm" svg:height="0.017cm" svg:x="4.365cm" svg:y="25.382cm" svg:viewBox="0 0 11700 18" draw:points="0,18 11700,18 11700,0 0,0">
          <text:p/>
        </draw:polygon>
        <draw:polygon draw:style-name="gr14" draw:text-style-name="P5" draw:layer="layout" svg:width="0.017cm" svg:height="0.656cm" svg:x="16.064cm" svg:y="24.726cm" svg:viewBox="0 0 18 657" draw:points="0,657 18,657 18,0 0,0">
          <text:p/>
        </draw:polygon>
        <draw:polygon draw:style-name="gr14" draw:text-style-name="P5" draw:layer="layout" svg:width="0.017cm" svg:height="0.017cm" svg:x="16.064cm" svg:y="25.382cm" svg:viewBox="0 0 18 18" draw:points="0,18 18,18 18,0 0,0">
          <text:p/>
        </draw:polygon>
        <draw:polygon draw:style-name="gr14" draw:text-style-name="P5" draw:layer="layout" svg:width="3.604cm" svg:height="0.017cm" svg:x="16.081cm" svg:y="25.382cm" svg:viewBox="0 0 3605 18" draw:points="0,18 3605,18 3605,0 0,0">
          <text:p/>
        </draw:polygon>
        <draw:polygon draw:style-name="gr14" draw:text-style-name="P5" draw:layer="layout" svg:width="0.016cm" svg:height="0.656cm" svg:x="19.685cm" svg:y="24.726cm" svg:viewBox="0 0 17 657" draw:points="0,657 17,657 17,0 0,0">
          <text:p/>
        </draw:polygon>
        <draw:polygon draw:style-name="gr14" draw:text-style-name="P5" draw:layer="layout" svg:width="0.016cm" svg:height="0.017cm" svg:x="19.685cm" svg:y="25.382cm" svg:viewBox="0 0 17 18" draw:points="0,18 17,18 17,0 0,0">
          <text:p/>
        </draw:polygon>
        <draw:polygon draw:style-name="gr14" draw:text-style-name="P5" draw:layer="layout" svg:width="0.016cm" svg:height="0.017cm" svg:x="19.685cm" svg:y="25.382cm" svg:viewBox="0 0 17 18" draw:points="0,18 17,18 17,0 0,0">
          <text:p/>
        </draw:polygon>
        <draw:frame draw:style-name="gr16" draw:text-style-name="P4" draw:layer="layout" svg:width="0.388cm" svg:height="0.442cm" svg:x="16.268cm" svg:y="24.945cm">
          <draw:text-box>
            <text:p text:style-name="P1"><text:span text:style-name="T3"><text:s/></text:span></text:p>
          </draw:text-box>
        </draw:frame>
      </draw:page>
      <draw:page draw:name="page2" draw:style-name="dp1" draw:master-page-name="master-page26">
        <draw:frame draw:style-name="gr17" draw:text-style-name="P4" draw:layer="layout" svg:width="0.388cm" svg:height="0.395cm" svg:x="1.999cm" svg:y="28.054cm">
          <draw:text-box>
            <text:p text:style-name="P1"><text:span text:style-name="T4">1 </text:span></text:p>
          </draw:text-box>
        </draw:frame>
        <draw:frame draw:style-name="gr18" draw:text-style-name="P3" draw:layer="layout" svg:width="5.04cm" svg:height="0.628cm" svg:x="1.999cm" svg:y="3.36cm">
          <draw:text-box>
            <text:p text:style-name="P1"><text:span text:style-name="T5">Inhaltsverzeichnis </text:span></text:p>
          </draw:text-box>
        </draw:frame>
        <draw:frame draw:style-name="gr16" draw:text-style-name="P4" draw:layer="layout" svg:width="0.388cm" svg:height="0.442cm" svg:x="1.999cm" svg:y="5.38cm">
          <draw:text-box>
            <text:p text:style-name="P1"><text:span text:style-name="T6">1.</text:span></text:p>
          </draw:text-box>
        </draw:frame>
        <draw:frame draw:style-name="gr17" draw:text-style-name="P4" draw:layer="layout" svg:width="0.388cm" svg:height="0.395cm" svg:x="2.321cm" svg:y="5.441cm">
          <draw:text-box>
            <text:p text:style-name="P1"><text:span text:style-name="T4"><text:s/></text:span></text:p>
          </draw:text-box>
        </draw:frame>
        <draw:frame draw:style-name="gr19" draw:text-style-name="P4" draw:layer="layout" svg:width="2.178cm" svg:height="0.442cm" svg:x="2.774cm" svg:y="5.38cm">
          <draw:text-box>
            <text:p text:style-name="P1"><text:span text:style-name="T6">Zielsetzung</text:span></text:p>
          </draw:text-box>
        </draw:frame>
        <draw:frame draw:style-name="gr20" draw:text-style-name="P4" draw:layer="layout" svg:width="14.781cm" svg:height="0.395cm" svg:x="4.907cm" svg:y="5.441cm">
          <draw:text-box>
            <text:p text:style-name="P1"><text:span text:style-name="T4"><text:s/></text:span><text:span text:style-name="T4">...............................................</text:span><text:span text:style-name="T4">................................................</text:span><text:span text:style-name="T4">................................................</text:span><text:span text:style-name="T4">.... 3</text:span></text:p>
          </draw:text-box>
        </draw:frame>
        <draw:frame draw:style-name="gr16" draw:text-style-name="P4" draw:layer="layout" svg:width="0.388cm" svg:height="0.442cm" svg:x="1.999cm" svg:y="6.1cm">
          <draw:text-box>
            <text:p text:style-name="P1"><text:span text:style-name="T6">2.</text:span></text:p>
          </draw:text-box>
        </draw:frame>
        <draw:frame draw:style-name="gr17" draw:text-style-name="P4" draw:layer="layout" svg:width="0.388cm" svg:height="0.395cm" svg:x="2.321cm" svg:y="6.16cm">
          <draw:text-box>
            <text:p text:style-name="P1"><text:span text:style-name="T4"><text:s/></text:span></text:p>
          </draw:text-box>
        </draw:frame>
        <draw:frame draw:style-name="gr21" draw:text-style-name="P4" draw:layer="layout" svg:width="2.834cm" svg:height="0.442cm" svg:x="2.774cm" svg:y="6.1cm">
          <draw:text-box>
            <text:p text:style-name="P1"><text:span text:style-name="T6">Produkteinsatz</text:span></text:p>
          </draw:text-box>
        </draw:frame>
        <draw:frame draw:style-name="gr22" draw:text-style-name="P4" draw:layer="layout" svg:width="14.099cm" svg:height="0.395cm" svg:x="5.555cm" svg:y="6.16cm">
          <draw:text-box>
            <text:p text:style-name="P1"><text:span text:style-name="T4"><text:s/></text:span><text:span text:style-name="T4">...............................................</text:span><text:span text:style-name="T4">................................................</text:span><text:span text:style-name="T4">............................................. 3 </text:span></text:p>
          </draw:text-box>
        </draw:frame>
        <draw:frame draw:style-name="gr16" draw:text-style-name="P4" draw:layer="layout" svg:width="0.388cm" svg:height="0.442cm" svg:x="1.999cm" svg:y="6.824cm">
          <draw:text-box>
            <text:p text:style-name="P1"><text:span text:style-name="T6">3.</text:span></text:p>
          </draw:text-box>
        </draw:frame>
        <draw:frame draw:style-name="gr17" draw:text-style-name="P4" draw:layer="layout" svg:width="0.388cm" svg:height="0.395cm" svg:x="2.321cm" svg:y="6.884cm">
          <draw:text-box>
            <text:p text:style-name="P1"><text:span text:style-name="T4"><text:s/></text:span></text:p>
          </draw:text-box>
        </draw:frame>
        <draw:frame draw:style-name="gr23" draw:text-style-name="P4" draw:layer="layout" svg:width="5.179cm" svg:height="0.442cm" svg:x="2.774cm" svg:y="6.824cm">
          <draw:text-box>
            <text:p text:style-name="P1"><text:span text:style-name="T6">Funktionale Anforderungen</text:span></text:p>
          </draw:text-box>
        </draw:frame>
        <draw:frame draw:style-name="gr24" draw:text-style-name="P4" draw:layer="layout" svg:width="11.86cm" svg:height="0.395cm" svg:x="7.863cm" svg:y="6.884cm">
          <draw:text-box>
            <text:p text:style-name="P1"><text:span text:style-name="T4"><text:s/></text:span><text:span text:style-name="T4">...............................................</text:span><text:span text:style-name="T4">................................................</text:span><text:span text:style-name="T4">...................... 3 </text:span></text:p>
          </draw:text-box>
        </draw:frame>
        <draw:frame draw:style-name="gr25" draw:text-style-name="P4" draw:layer="layout" svg:width="0.662cm" svg:height="0.442cm" svg:x="2.388cm" svg:y="7.524cm">
          <draw:text-box>
            <text:p text:style-name="P1"><text:span text:style-name="T6">3.9.</text:span></text:p>
          </draw:text-box>
        </draw:frame>
        <draw:frame draw:style-name="gr17" draw:text-style-name="P4" draw:layer="layout" svg:width="0.388cm" svg:height="0.395cm" svg:x="3.036cm" svg:y="7.585cm">
          <draw:text-box>
            <text:p text:style-name="P1"><text:span text:style-name="T4"><text:s/></text:span></text:p>
          </draw:text-box>
        </draw:frame>
        <draw:frame draw:style-name="gr26" draw:text-style-name="P4" draw:layer="layout" svg:width="3.448cm" svg:height="0.442cm" svg:x="3.552cm" svg:y="7.524cm">
          <draw:text-box>
            <text:p text:style-name="P1"><text:span text:style-name="T6">Datenspeicherung</text:span></text:p>
          </draw:text-box>
        </draw:frame>
        <draw:frame draw:style-name="gr27" draw:text-style-name="P4" draw:layer="layout" svg:width="12.736cm" svg:height="0.395cm" svg:x="6.94cm" svg:y="7.585cm">
          <draw:text-box>
            <text:p text:style-name="P1"><text:span text:style-name="T4"><text:s/></text:span><text:span text:style-name="T4">...............................................</text:span><text:span text:style-name="T4">................................................</text:span><text:span text:style-name="T4">............................... 3 </text:span></text:p>
          </draw:text-box>
        </draw:frame>
        <draw:frame draw:style-name="gr16" draw:text-style-name="P4" draw:layer="layout" svg:width="0.388cm" svg:height="0.442cm" svg:x="2.116cm" svg:y="8.202cm">
          <draw:text-box>
            <text:p text:style-name="P1"><text:span text:style-name="T6">4.</text:span></text:p>
          </draw:text-box>
        </draw:frame>
        <draw:frame draw:style-name="gr17" draw:text-style-name="P4" draw:layer="layout" svg:width="0.388cm" svg:height="0.395cm" svg:x="2.438cm" svg:y="8.263cm">
          <draw:text-box>
            <text:p text:style-name="P1"><text:span text:style-name="T4"><text:s/></text:span></text:p>
          </draw:text-box>
        </draw:frame>
        <draw:frame draw:style-name="gr28" draw:text-style-name="P4" draw:layer="layout" svg:width="6.056cm" svg:height="0.442cm" svg:x="2.891cm" svg:y="8.202cm">
          <draw:text-box>
            <text:p text:style-name="P1"><text:span text:style-name="T6">Nichtfunktionale </text:span><text:span text:style-name="T6">Anforderungen</text:span></text:p>
          </draw:text-box>
        </draw:frame>
        <draw:frame draw:style-name="gr29" draw:text-style-name="P4" draw:layer="layout" svg:width="10.983cm" svg:height="0.395cm" svg:x="8.844cm" svg:y="8.263cm">
          <draw:text-box>
            <text:p text:style-name="P1"><text:span text:style-name="T4"><text:s/></text:span><text:span text:style-name="T4">...............................................</text:span><text:span text:style-name="T4">................................................</text:span><text:span text:style-name="T4">............. 3 </text:span></text:p>
          </draw:text-box>
        </draw:frame>
        <draw:frame draw:style-name="gr16" draw:text-style-name="P4" draw:layer="layout" svg:width="0.388cm" svg:height="0.442cm" svg:x="2.116cm" svg:y="8.922cm">
          <draw:text-box>
            <text:p text:style-name="P1"><text:span text:style-name="T6">5.</text:span></text:p>
          </draw:text-box>
        </draw:frame>
        <draw:frame draw:style-name="gr17" draw:text-style-name="P4" draw:layer="layout" svg:width="0.388cm" svg:height="0.395cm" svg:x="2.438cm" svg:y="8.982cm">
          <draw:text-box>
            <text:p text:style-name="P1"><text:span text:style-name="T4"><text:s/></text:span></text:p>
          </draw:text-box>
        </draw:frame>
        <draw:frame draw:style-name="gr30" draw:text-style-name="P4" draw:layer="layout" svg:width="2.504cm" svg:height="0.442cm" svg:x="2.891cm" svg:y="8.922cm">
          <draw:text-box>
            <text:p text:style-name="P1"><text:span text:style-name="T6">Lieferumfang</text:span></text:p>
          </draw:text-box>
        </draw:frame>
        <draw:frame draw:style-name="gr31" draw:text-style-name="P4" draw:layer="layout" svg:width="14.489cm" svg:height="0.395cm" svg:x="5.35cm" svg:y="8.982cm">
          <draw:text-box>
            <text:p text:style-name="P1"><text:span text:style-name="T4"><text:s/></text:span><text:span text:style-name="T4">...............................................</text:span><text:span text:style-name="T4">................................................</text:span><text:span text:style-name="T4">................................................</text:span><text:span text:style-name="T4">. 3 </text:span></text:p>
          </draw:text-box>
        </draw:frame>
        <draw:frame draw:style-name="gr16" draw:text-style-name="P4" draw:layer="layout" svg:width="0.388cm" svg:height="0.442cm" svg:x="2.12cm" svg:y="9.687cm">
          <draw:text-box>
            <text:p text:style-name="P1"><text:span text:style-name="T6">8.</text:span></text:p>
          </draw:text-box>
        </draw:frame>
        <draw:frame draw:style-name="gr17" draw:text-style-name="P4" draw:layer="layout" svg:width="0.388cm" svg:height="0.395cm" svg:x="2.442cm" svg:y="9.747cm">
          <draw:text-box>
            <text:p text:style-name="P1"><text:span text:style-name="T4"><text:s/></text:span></text:p>
          </draw:text-box>
        </draw:frame>
        <draw:frame draw:style-name="gr32" draw:text-style-name="P4" draw:layer="layout" svg:width="6.149cm" svg:height="0.442cm" svg:x="2.895cm" svg:y="9.687cm">
          <draw:text-box>
            <text:p text:style-name="P1"><text:span text:style-name="T6">Rechtliche </text:span><text:span text:style-name="T6">Rahmenbedingungen</text:span></text:p>
          </draw:text-box>
        </draw:frame>
        <draw:frame draw:style-name="gr33" draw:text-style-name="P4" draw:layer="layout" svg:width="10.886cm" svg:height="0.395cm" svg:x="8.932cm" svg:y="9.747cm">
          <draw:text-box>
            <text:p text:style-name="P1"><text:span text:style-name="T4"><text:s/></text:span><text:span text:style-name="T4">...............................................</text:span><text:span text:style-name="T4">................................................</text:span><text:span text:style-name="T4">............ 4 </text:span></text:p>
          </draw:text-box>
        </draw:frame>
        <draw:frame draw:style-name="gr25" draw:text-style-name="P4" draw:layer="layout" svg:width="0.662cm" svg:height="0.442cm" svg:x="2.509cm" svg:y="10.407cm">
          <draw:text-box>
            <text:p text:style-name="P1"><text:span text:style-name="T6">8.1.</text:span></text:p>
          </draw:text-box>
        </draw:frame>
        <draw:frame draw:style-name="gr17" draw:text-style-name="P4" draw:layer="layout" svg:width="0.388cm" svg:height="0.395cm" svg:x="3.157cm" svg:y="10.467cm">
          <draw:text-box>
            <text:p text:style-name="P1"><text:span text:style-name="T4"><text:s/></text:span></text:p>
          </draw:text-box>
        </draw:frame>
        <draw:frame draw:style-name="gr34" draw:text-style-name="P4" draw:layer="layout" svg:width="2.33cm" svg:height="0.442cm" svg:x="3.673cm" svg:y="10.407cm">
          <draw:text-box>
            <text:p text:style-name="P1"><text:span text:style-name="T6">Allgemeines</text:span></text:p>
          </draw:text-box>
        </draw:frame>
        <draw:frame draw:style-name="gr35" draw:text-style-name="P4" draw:layer="layout" svg:width="13.904cm" svg:height="0.395cm" svg:x="5.961cm" svg:y="10.467cm">
          <draw:text-box>
            <text:p text:style-name="P1"><text:span text:style-name="T4"><text:s/></text:span><text:span text:style-name="T4">...............................................</text:span><text:span text:style-name="T4">................................................</text:span><text:span text:style-name="T4">........................................... 4 </text:span></text:p>
          </draw:text-box>
        </draw:frame>
        <draw:frame draw:style-name="gr25" draw:text-style-name="P4" draw:layer="layout" svg:width="0.662cm" svg:height="0.442cm" svg:x="2.509cm" svg:y="11.131cm">
          <draw:text-box>
            <text:p text:style-name="P1"><text:span text:style-name="T6">8.2.</text:span></text:p>
          </draw:text-box>
        </draw:frame>
        <draw:frame draw:style-name="gr17" draw:text-style-name="P4" draw:layer="layout" svg:width="0.388cm" svg:height="0.395cm" svg:x="3.157cm" svg:y="11.191cm">
          <draw:text-box>
            <text:p text:style-name="P1"><text:span text:style-name="T4"><text:s/></text:span></text:p>
          </draw:text-box>
        </draw:frame>
        <draw:frame draw:style-name="gr36" draw:text-style-name="P4" draw:layer="layout" svg:width="6.741cm" svg:height="0.442cm" svg:x="3.673cm" svg:y="11.131cm">
          <draw:text-box>
            <text:p text:style-name="P1"><text:span text:style-name="T6">Dauer und Abschluss des </text:span><text:span text:style-name="T6">Projektes</text:span></text:p>
          </draw:text-box>
        </draw:frame>
        <draw:frame draw:style-name="gr37" draw:text-style-name="P4" draw:layer="layout" svg:width="9.523cm" svg:height="0.395cm" svg:x="10.296cm" svg:y="11.191cm">
          <draw:text-box>
            <text:p text:style-name="P1"><text:span text:style-name="T4"><text:s/></text:span><text:span text:style-name="T4">...............................................</text:span><text:span text:style-name="T4">.............................................. </text:span><text:span text:style-name="T4">4 </text:span></text:p>
          </draw:text-box>
        </draw:frame>
        <draw:frame draw:style-name="gr4" draw:text-style-name="P3" draw:layer="layout" svg:width="0.562cm" svg:height="0.628cm" svg:x="1.999cm" svg:y="21.104cm">
          <draw:text-box>
            <text:p text:style-name="P1"><text:span text:style-name="T2"><text:s/></text:span></text:p>
          </draw:text-box>
        </draw:frame>
        <draw:frame draw:style-name="gr4" draw:text-style-name="P3" draw:layer="layout" svg:width="0.562cm" svg:height="0.628cm" svg:x="1.999cm" svg:y="21.965cm">
          <draw:text-box>
            <text:p text:style-name="P1"><text:span text:style-name="T2"><text:s/></text:span></text:p>
          </draw:text-box>
        </draw:frame>
      </draw:page>
      <draw:page draw:name="page3" draw:style-name="dp1" draw:master-page-name="master-page35">
        <draw:frame draw:style-name="gr17" draw:text-style-name="P4" draw:layer="layout" svg:width="0.388cm" svg:height="0.395cm" svg:x="1.999cm" svg:y="28.054cm">
          <draw:text-box>
            <text:p text:style-name="P1"><text:span text:style-name="T4">2 </text:span></text:p>
          </draw:text-box>
        </draw:frame>
        <draw:frame draw:style-name="gr38" draw:text-style-name="P3" draw:layer="layout" svg:width="3.88cm" svg:height="0.628cm" svg:x="2.155cm" svg:y="2.966cm">
          <draw:text-box>
            <text:p text:style-name="P1"><text:span text:style-name="T5">1. Zielsetzung </text:span></text:p>
          </draw:text-box>
        </draw:frame>
        <draw:polygon draw:style-name="gr14" draw:text-style-name="P5" draw:layer="layout" svg:width="3.184cm" svg:height="0.038cm" svg:x="2.154cm" svg:y="4.322cm" svg:viewBox="0 0 3185 39" draw:points="0,39 3185,39 3185,0 0,0">
          <text:p/>
        </draw:polygon>
        <draw:frame draw:style-name="gr39" draw:text-style-name="P6" draw:layer="layout" svg:width="3.338cm" svg:height="0.556cm" svg:x="2.155cm" svg:y="3.824cm">
          <draw:text-box>
            <text:p text:style-name="P1"><text:span text:style-name="T7">Muss-Kriterien </text:span></text:p>
          </draw:text-box>
        </draw:frame>
        <draw:frame draw:style-name="gr40" draw:text-style-name="P6" draw:layer="layout" svg:width="17.71cm" svg:height="1.666cm" svg:x="2.155cm" svg:y="4.602cm">
          <draw:text-box>
            <text:p text:style-name="P1"><text:span text:style-name="T7">Es soll eine Software </text:span><text:span text:style-name="T7">entwickelt werden, </text:span><text:span text:style-name="T7">welches dem Nutzer </text:span><text:span text:style-name="T7">erlaubt</text:span></text:p>
            <text:p text:style-name="P1"><text:span text:style-name="T7">Karteikarten mit </text:span><text:span text:style-name="T7">Fragen und Antworten </text:span><text:span text:style-name="T7">erstellen, sich selber </text:span><text:span text:style-name="T7">abzufragen, und</text:span></text:p>
            <text:p text:style-name="P1"><text:span text:style-name="T7">Kategorisieren</text:span></text:p>
          </draw:text-box>
        </draw:frame>
        <draw:frame draw:style-name="gr41" draw:text-style-name="P3" draw:layer="layout" svg:width="4.82cm" svg:height="0.628cm" svg:x="2.184cm" svg:y="6.903cm">
          <draw:text-box>
            <text:p text:style-name="P1"><text:span text:style-name="T5">2. Produkteinsatz </text:span></text:p>
          </draw:text-box>
        </draw:frame>
        <draw:frame draw:style-name="gr42" draw:text-style-name="P6" draw:layer="layout" svg:width="17.596cm" svg:height="1.666cm" svg:x="2.184cm" svg:y="7.765cm">
          <draw:text-box>
            <text:p text:style-name="P1"><text:span text:style-name="T7">Die Software soll als </text:span><text:span text:style-name="T7">grafische Anwendung </text:span><text:span text:style-name="T7">unter dem </text:span><text:span text:style-name="T7">Betriebssystemen</text:span></text:p>
            <text:p text:style-name="P1"><text:span text:style-name="T7">Windows 7 und der </text:span><text:span text:style-name="T7">Linux distrubtion </text:span><text:span text:style-name="T7">Fedora benutzbar </text:span><text:span text:style-name="T7">sein sie kann aber </text:span><text:span text:style-name="T7">auch</text:span><text:span text:style-name="T7"><text:line-break/></text:span><text:span text:style-name="T7">unter anderen </text:span><text:span text:style-name="T7">Systemen benutzt </text:span><text:span text:style-name="T7">werden.</text:span></text:p>
          </draw:text-box>
        </draw:frame>
        <draw:frame draw:style-name="gr43" draw:text-style-name="P7" draw:layer="layout" svg:width="8.312cm" svg:height="0.628cm" svg:x="2.144cm" svg:y="9.631cm">
          <draw:text-box>
            <text:p text:style-name="P1"><text:span text:style-name="T5">3. Funktionale </text:span><text:span text:style-name="T5">Anforderungen <text:s/></text:span></text:p>
          </draw:text-box>
        </draw:frame>
        <draw:frame draw:style-name="gr44" draw:text-style-name="P6" draw:layer="layout" svg:width="17.058cm" svg:height="1.111cm" svg:x="2.144cm" svg:y="10.376cm">
          <draw:text-box>
            <text:p text:style-name="P1"><text:span text:style-name="T7">Die Software soll eine </text:span><text:span text:style-name="T7">grafische </text:span><text:span text:style-name="T7">Benutzeroberfläche </text:span><text:span text:style-name="T7">besitzen, desen </text:span><text:span text:style-name="T7">Aufbau </text:span><text:span text:style-name="T7"><text:line-break/></text:span><text:span text:style-name="T7">noch diskutiert wird</text:span></text:p>
          </draw:text-box>
        </draw:frame>
        <draw:frame draw:style-name="gr45" draw:text-style-name="P6" draw:layer="layout" svg:width="0.971cm" svg:height="0.556cm" svg:x="2.154cm" svg:y="11.917cm">
          <draw:text-box>
            <text:p text:style-name="P1"><text:span text:style-name="T8">3.1. </text:span></text:p>
          </draw:text-box>
        </draw:frame>
        <draw:frame draw:style-name="gr46" draw:text-style-name="P6" draw:layer="layout" svg:width="4.451cm" svg:height="0.556cm" svg:x="3.403cm" svg:y="11.917cm">
          <draw:text-box>
            <text:p text:style-name="P1"><text:span text:style-name="T8">Datenspeicherung </text:span></text:p>
          </draw:text-box>
        </draw:frame>
        <draw:frame draw:style-name="gr47" draw:text-style-name="P6" draw:layer="layout" svg:width="17.363cm" svg:height="1.111cm" svg:x="2.154cm" svg:y="12.701cm">
          <draw:text-box>
            <text:p text:style-name="P1"><text:span text:style-name="T7">Das Programm </text:span><text:span text:style-name="T7">speichert erstellte </text:span><text:span text:style-name="T7">Karteikarten in einem </text:span><text:span text:style-name="T7">Ordner in</text:span></text:p>
            <text:p text:style-name="P1"><text:span text:style-name="T7">dem Hauptordner des </text:span><text:span text:style-name="T7">Nutzers</text:span></text:p>
          </draw:text-box>
        </draw:frame>
        <draw:frame draw:style-name="gr48" draw:text-style-name="P3" draw:layer="layout" svg:width="9.561cm" svg:height="0.628cm" svg:x="2.067cm" svg:y="14.203cm">
          <draw:text-box>
            <text:p text:style-name="P1"><text:span text:style-name="T5">4. Nichtfunktionale </text:span><text:span text:style-name="T5">Anforderungen <text:s/></text:span></text:p>
          </draw:text-box>
        </draw:frame>
        <draw:frame draw:style-name="gr49" draw:text-style-name="P6" draw:layer="layout" svg:width="18.337cm" svg:height="1.111cm" svg:x="2.067cm" svg:y="15.061cm">
          <draw:text-box>
            <text:p text:style-name="P1"><text:span text:style-name="T7">Das Program soll sehr </text:span><text:span text:style-name="T7">simple zu nutzen sein </text:span><text:span text:style-name="T7">mit beschriebenen </text:span><text:span text:style-name="T7">und gefärbten</text:span></text:p>
            <text:p text:style-name="P1"><text:span text:style-name="T7">Knöpfen und lesbaren </text:span><text:span text:style-name="T7">Text</text:span></text:p>
          </draw:text-box>
        </draw:frame>
        <draw:frame draw:style-name="gr50" draw:text-style-name="P3" draw:layer="layout" svg:width="4.345cm" svg:height="0.628cm" svg:x="2.034cm" svg:y="16.489cm">
          <draw:text-box>
            <text:p text:style-name="P1"><text:span text:style-name="T5">5. Lieferumfang </text:span></text:p>
          </draw:text-box>
        </draw:frame>
        <draw:frame draw:style-name="gr51" draw:text-style-name="P6" draw:layer="layout" svg:width="17.215cm" svg:height="1.666cm" svg:x="2.034cm" svg:y="17.347cm">
          <draw:text-box>
            <text:p text:style-name="P1"><text:span text:style-name="T7">Die Software wird als </text:span><text:span text:style-name="T7">einzelne Binäre </text:span><text:span text:style-name="T7">ausgeteilt</text:span></text:p>
            <text:p text:style-name="P1"><text:span text:style-name="T7">Keine zusatz Software </text:span><text:span text:style-name="T7">wird mit geliefert</text:span></text:p>
          </draw:text-box>
        </draw:frame>
      </draw:page>
      <draw:page draw:name="page4" draw:style-name="dp1" draw:master-page-name="master-page35">
        <draw:frame draw:style-name="gr17" draw:text-style-name="P4" draw:layer="layout" svg:width="0.388cm" svg:height="0.395cm" svg:x="1.999cm" svg:y="28.054cm">
          <draw:text-box>
            <text:p text:style-name="P1"><text:span text:style-name="T4">3 </text:span></text:p>
          </draw:text-box>
        </draw:frame>
        <draw:frame draw:style-name="gr52" draw:text-style-name="P3" draw:layer="layout" svg:width="9.531cm" svg:height="0.628cm" svg:x="1.999cm" svg:y="2.937cm">
          <draw:text-box>
            <text:p text:style-name="P1"><text:span text:style-name="T5">6. Rechtliche </text:span><text:span text:style-name="T5">Rahmenbedingung</text:span><text:span text:style-name="T5">en </text:span></text:p>
          </draw:text-box>
        </draw:frame>
        <draw:frame draw:style-name="gr45" draw:text-style-name="P6" draw:layer="layout" svg:width="0.971cm" svg:height="0.556cm" svg:x="1.999cm" svg:y="3.794cm">
          <draw:text-box>
            <text:p text:style-name="P1"><text:span text:style-name="T8">6.1. </text:span></text:p>
          </draw:text-box>
        </draw:frame>
        <draw:frame draw:style-name="gr53" draw:text-style-name="P6" draw:layer="layout" svg:width="3.058cm" svg:height="0.556cm" svg:x="3.248cm" svg:y="3.794cm">
          <draw:text-box>
            <text:p text:style-name="P1"><text:span text:style-name="T8">Allgemeines </text:span></text:p>
          </draw:text-box>
        </draw:frame>
        <draw:frame draw:style-name="gr54" draw:text-style-name="P6" draw:layer="layout" svg:width="16.88cm" svg:height="0.556cm" svg:x="1.999cm" svg:y="4.573cm">
          <draw:text-box>
            <text:p text:style-name="P1"><text:span text:style-name="T7">Es wird jede Haftung </text:span><text:span text:style-name="T7">ausgeschlossen, die </text:span><text:span text:style-name="T7">mit der Verwendung </text:span><text:span text:style-name="T7">der Software </text:span></text:p>
          </draw:text-box>
        </draw:frame>
        <draw:frame draw:style-name="gr55" draw:text-style-name="P6" draw:layer="layout" svg:width="3.262cm" svg:height="0.556cm" svg:x="1.999cm" svg:y="5.14cm">
          <draw:text-box>
            <text:p text:style-name="P1"><text:span text:style-name="T7">verbunden ist. </text:span></text:p>
          </draw:text-box>
        </draw:frame>
        <draw:frame draw:style-name="gr45" draw:text-style-name="P6" draw:layer="layout" svg:width="0.971cm" svg:height="0.556cm" svg:x="1.999cm" svg:y="5.924cm">
          <draw:text-box>
            <text:p text:style-name="P1"><text:span text:style-name="T8">6.2. </text:span></text:p>
          </draw:text-box>
        </draw:frame>
        <draw:frame draw:style-name="gr56" draw:text-style-name="P6" draw:layer="layout" svg:width="8.583cm" svg:height="0.556cm" svg:x="3.248cm" svg:y="5.924cm">
          <draw:text-box>
            <text:p text:style-name="P1"><text:span text:style-name="T8">Dauer und Abschluss des Projektes </text:span></text:p>
          </draw:text-box>
        </draw:frame>
        <draw:frame draw:style-name="gr57" draw:text-style-name="P6" draw:layer="layout" svg:width="0.494cm" svg:height="0.556cm" svg:x="3.269cm" svg:y="6.491cm">
          <draw:text-box>
            <text:p text:style-name="P1"><text:span text:style-name="T8"><text:s/></text:span></text:p>
          </draw:text-box>
        </draw:frame>
        <draw:frame draw:style-name="gr58" draw:text-style-name="P6" draw:layer="layout" svg:width="4.536cm" svg:height="0.556cm" svg:x="1.999cm" svg:y="7.143cm">
          <draw:text-box>
            <text:p text:style-name="P1"><text:span text:style-name="T8">Grobe </text:span><text:span text:style-name="T8">Zeitplanung </text:span></text:p>
          </draw:text-box>
        </draw:frame>
        <draw:polygon draw:style-name="gr14" draw:text-style-name="P5" draw:layer="layout" svg:width="3.184cm" svg:height="0.038cm" svg:x="1.998cm" svg:y="8.42cm" svg:viewBox="0 0 3185 39" draw:points="0,39 3185,39 3185,0 0,0">
          <text:p/>
        </draw:polygon>
        <draw:frame draw:style-name="gr59" draw:text-style-name="P6" draw:layer="layout" svg:width="3.346cm" svg:height="0.556cm" svg:x="1.999cm" svg:y="7.922cm">
          <draw:text-box>
            <text:p text:style-name="P1"><text:span text:style-name="T7">Projektstruktur </text:span></text:p>
          </draw:text-box>
        </draw:frame>
        <draw:frame draw:style-name="gr57" draw:text-style-name="P6" draw:layer="layout" svg:width="0.494cm" svg:height="0.556cm" svg:x="20.045cm" svg:y="22.661cm">
          <draw:text-box>
            <text:p text:style-name="P1"><text:span text:style-name="T7"><text:s/></text:span></text:p>
          </draw:text-box>
        </draw:frame>
        <draw:frame draw:style-name="gr60" draw:text-style-name="P6" draw:layer="layout" svg:width="3.592cm" svg:height="0.556cm" svg:x="2.154cm" svg:y="18.521cm">
          <draw:text-box>
            <text:p text:style-name="P1"><text:span text:style-name="T7">Projektbeginn: <text:s text:c="2"/></text:span></text:p>
          </draw:text-box>
        </draw:frame>
        <draw:frame draw:style-name="gr61" draw:text-style-name="P6" draw:layer="layout" svg:width="2.927cm" svg:height="0.556cm" svg:x="10.91cm" svg:y="18.521cm">
          <draw:text-box>
            <text:p text:style-name="P1"><text:span text:style-name="T7">2. April 2019 </text:span></text:p>
          </draw:text-box>
        </draw:frame>
        <draw:frame draw:style-name="gr62" draw:text-style-name="P6" draw:layer="layout" svg:width="7.533cm" svg:height="0.556cm" svg:x="2.154cm" svg:y="19.3cm">
          <draw:text-box>
            <text:p text:style-name="P1"><text:span text:style-name="T7">Testversion an </text:span><text:span text:style-name="T7">Kunden ausliefern </text:span></text:p>
          </draw:text-box>
        </draw:frame>
        <draw:frame draw:style-name="gr63" draw:text-style-name="P6" draw:layer="layout" svg:width="3.202cm" svg:height="0.556cm" svg:x="10.91cm" svg:y="19.3cm">
          <draw:text-box>
            <text:p text:style-name="P1"><text:span text:style-name="T7">XX. Mai 2019 </text:span></text:p>
          </draw:text-box>
        </draw:frame>
        <draw:frame draw:style-name="gr64" draw:text-style-name="P6" draw:layer="layout" svg:width="6.648cm" svg:height="0.556cm" svg:x="2.154cm" svg:y="20.083cm">
          <draw:text-box>
            <text:p text:style-name="P1"><text:span text:style-name="T7">Software an Kunde ausliefern </text:span></text:p>
          </draw:text-box>
        </draw:frame>
        <draw:frame draw:style-name="gr65" draw:text-style-name="P6" draw:layer="layout" svg:width="3.122cm" svg:height="0.556cm" svg:x="10.91cm" svg:y="20.083cm">
          <draw:text-box>
            <text:p text:style-name="P1"><text:span text:style-name="T7">14. Juni 2019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2.9cm" fo:margin-bottom="1cm" fo:margin-left="1.9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47" style:page-layout-name="PM0" draw:style-name="Mdp1"/>
    <style:master-page style:name="master-page42" style:page-layout-name="PM0" draw:style-name="Mdp1"/>
    <style:master-page style:name="master-page3" style:page-layout-name="PM0" draw:style-name="Mdp1"/>
    <style:master-page style:name="master-page26" style:page-layout-name="PM0" draw:style-name="Mdp1"/>
    <style:master-page style:name="master-page35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1.5.2$Linux_X86_64 LibreOffice_project/10$Build-2</meta:generator>
    <dc:date>2019-05-09T09:53:24.480307101</dc:date>
    <meta:editing-duration>PT18M34S</meta:editing-duration>
    <meta:editing-cycles>8</meta:editing-cycles>
    <meta:document-statistic meta:object-count="176"/>
  </office:meta>
</office:document-meta>
</file>